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1565e3" officeooo:paragraph-rsid="001565e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1565e3" officeooo:paragraph-rsid="0142395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565e3" officeooo:paragraph-rsid="02175321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af0b6" officeooo:paragraph-rsid="001af0b6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d6faa" officeooo:paragraph-rsid="001d6faa" style:font-size-asian="12pt" style:font-size-complex="12pt"/>
    </style:style>
    <style:style style:name="P6" style:family="paragraph" style:parent-style-name="Standard">
      <style:text-properties style:font-name="Liberation Serif" fo:font-size="12pt" officeooo:rsid="00209349" officeooo:paragraph-rsid="002e0a23" style:font-size-asian="12pt" style:font-size-complex="12pt"/>
    </style:style>
    <style:style style:name="P7" style:family="paragraph" style:parent-style-name="Standard">
      <style:text-properties style:font-name="Liberation Serif" fo:font-size="12pt" officeooo:rsid="00209349" officeooo:paragraph-rsid="00209349" style:font-size-asian="12pt" style:font-size-complex="12pt"/>
    </style:style>
    <style:style style:name="P8" style:family="paragraph" style:parent-style-name="Standard">
      <style:text-properties style:font-name="Liberation Serif" fo:font-size="12pt" officeooo:rsid="0215f072" officeooo:paragraph-rsid="0215f072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217532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21a5241" officeooo:paragraph-rsid="021a5241" style:font-size-asian="12pt" style:font-size-complex="12pt"/>
    </style:style>
    <style:style style:name="P11" style:family="paragraph" style:parent-style-name="Standard">
      <style:text-properties style:font-name="Liberation Serif" fo:font-size="12pt" officeooo:rsid="021b0652" officeooo:paragraph-rsid="021b0652" style:font-size-asian="12pt" style:font-size-complex="12pt"/>
    </style:style>
    <style:style style:name="P12" style:family="paragraph" style:parent-style-name="Standard">
      <style:text-properties style:font-name="Liberation Serif" fo:font-size="12pt" fo:font-weight="bold" officeooo:rsid="013e6221" officeooo:paragraph-rsid="013e6221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erif" fo:font-size="12pt" fo:font-weight="normal" officeooo:rsid="002229a8" officeooo:paragraph-rsid="002229a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5pt" fo:font-weight="bold" officeooo:rsid="002229a8" officeooo:paragraph-rsid="00689970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Liberation Serif" fo:font-size="15pt" fo:font-weight="bold" officeooo:rsid="002229a8" officeooo:paragraph-rsid="002e0a23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Liberation Serif" fo:font-size="15pt" fo:font-weight="bold" officeooo:rsid="001af0b6" officeooo:paragraph-rsid="001af0b6" style:font-size-asian="15pt" style:font-weight-asian="bold" style:font-size-complex="15pt" style:font-weight-complex="bold"/>
    </style:style>
    <style:style style:name="P17" style:family="paragraph" style:parent-style-name="Standard">
      <style:text-properties style:font-name="Liberation Serif" fo:font-size="11pt" officeooo:paragraph-rsid="0230cb03" style:font-size-asian="11pt" style:font-size-complex="11pt"/>
    </style:style>
    <style:style style:name="P1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565e3" officeooo:paragraph-rsid="001565e3" style:font-size-asian="12pt" style:font-size-complex="12pt"/>
    </style:style>
    <style:style style:name="P1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0b6" officeooo:paragraph-rsid="001af0b6" style:font-size-asian="12pt" style:font-size-complex="12pt"/>
    </style:style>
    <style:style style:name="P2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c8c0a" style:font-size-asian="12pt" style:font-size-complex="12pt"/>
    </style:style>
    <style:style style:name="P2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af227" officeooo:paragraph-rsid="001af0b6" style:font-size-asian="12pt" style:font-size-complex="12pt"/>
    </style:style>
    <style:style style:name="P2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09349" style:font-size-asian="12pt" style:font-size-complex="12pt"/>
    </style:style>
    <style:style style:name="P2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b64881" style:font-size-asian="12pt" style:font-size-complex="12pt"/>
    </style:style>
    <style:style style:name="P2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193403a" style:font-size-asian="12pt" style:font-size-complex="12pt"/>
    </style:style>
    <style:style style:name="P2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09349" officeooo:paragraph-rsid="002229a8" style:font-size-asian="12pt" style:font-size-complex="12pt"/>
    </style:style>
    <style:style style:name="P2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a7b60" style:font-size-asian="12pt" style:font-size-complex="12pt"/>
    </style:style>
    <style:style style:name="P2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6512b" officeooo:paragraph-rsid="0026512b" style:font-size-asian="12pt" style:font-size-complex="12pt"/>
    </style:style>
    <style:style style:name="P2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a4289" officeooo:paragraph-rsid="002a4289" style:font-size-asian="12pt" style:font-size-complex="12pt"/>
    </style:style>
    <style:style style:name="P2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3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bf0d8" officeooo:paragraph-rsid="003d4217" style:font-size-asian="12pt" style:font-size-complex="12pt"/>
    </style:style>
    <style:style style:name="P3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d4217" officeooo:paragraph-rsid="003d4217" style:font-size-asian="12pt" style:font-size-complex="12pt"/>
    </style:style>
    <style:style style:name="P3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fd26b" officeooo:paragraph-rsid="003fd26b" style:font-size-asian="12pt" style:font-size-complex="12pt"/>
    </style:style>
    <style:style style:name="P3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1d6faa" officeooo:paragraph-rsid="001d6faa" style:font-size-asian="12pt" style:font-size-complex="12pt"/>
    </style:style>
    <style:style style:name="P3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6666d5" officeooo:paragraph-rsid="003d4217" style:font-size-asian="12pt" style:font-size-complex="12pt"/>
    </style:style>
    <style:style style:name="P3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7d5873" officeooo:paragraph-rsid="007d5873" style:font-size-asian="12pt" style:font-size-complex="12pt"/>
    </style:style>
    <style:style style:name="P3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e215" style:font-size-asian="12pt" style:font-size-complex="12pt"/>
    </style:style>
    <style:style style:name="P3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ae215" officeooo:paragraph-rsid="00da9cab" style:font-size-asian="12pt" style:font-size-complex="12pt"/>
    </style:style>
    <style:style style:name="P3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58c577" officeooo:paragraph-rsid="005118b3" style:font-size-asian="12pt" style:font-size-complex="12pt"/>
    </style:style>
    <style:style style:name="P3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58d50" officeooo:paragraph-rsid="001af0b6" style:font-size-asian="12pt" style:font-size-complex="12pt"/>
    </style:style>
    <style:style style:name="P4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9cc46" officeooo:paragraph-rsid="003d4217" style:font-size-asian="12pt" style:font-size-complex="12pt"/>
    </style:style>
    <style:style style:name="P4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0cf9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360cf9" officeooo:paragraph-rsid="003676e7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0d23c31" officeooo:paragraph-rsid="002e0a23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8374f1" officeooo:paragraph-rsid="0191e53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b64881" officeooo:paragraph-rsid="01b64881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1ec8b9e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c8b9e" officeooo:paragraph-rsid="002ea80d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37a3f" officeooo:paragraph-rsid="01f37a3f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faf2f2" officeooo:paragraph-rsid="01f37a3f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3c275b" officeooo:paragraph-rsid="0035ddc2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normal" officeooo:rsid="01e0772c" officeooo:paragraph-rsid="00dae215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3fe9ab" officeooo:paragraph-rsid="004f87f1" style:font-size-asian="12pt" style:font-weight-asian="bold" style:font-size-complex="12pt" style:font-weight-complex="bold"/>
    </style:style>
    <style:style style:name="P53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772987" style:font-size-asian="12pt" style:font-weight-asian="bold" style:font-size-complex="12pt" style:font-weight-complex="bold"/>
    </style:style>
    <style:style style:name="P54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76a2ed" officeooo:paragraph-rsid="00c1206f" style:font-size-asian="12pt" style:font-weight-asian="bold" style:font-size-complex="12pt" style:font-weight-complex="bold"/>
    </style:style>
    <style:style style:name="P55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fo:font-weight="bold" officeooo:rsid="002229a8" officeooo:paragraph-rsid="002229a8" style:font-size-asian="10.5pt" style:font-weight-asian="bold" style:font-size-complex="12pt" style:font-weight-complex="bold"/>
    </style:style>
    <style:style style:name="P56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6bd9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d66bd9" officeooo:paragraph-rsid="00d6a023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ffc5" officeooo:paragraph-rsid="003fffc5" style:font-size-asian="12pt" style:font-weight-asian="normal" style:font-size-complex="12pt" style:font-weight-complex="normal"/>
    </style:style>
    <style:style style:name="P59" style:family="paragraph" style:parent-style-name="Standard">
      <style:text-properties fo:font-variant="normal" fo:text-transform="none" fo:color="#202122" loext:opacity="100%" style:font-name="Liberation Serif" fo:font-size="12pt" fo:letter-spacing="normal" fo:font-style="normal" style:text-underline-style="solid" style:text-underline-width="auto" style:text-underline-color="font-color" fo:font-weight="normal" officeooo:rsid="003fe9ab" officeooo:paragraph-rsid="003fe9ab" style:font-size-asian="12pt" style:font-weight-asian="normal" style:font-size-complex="12pt" style:font-weight-complex="normal"/>
    </style:style>
    <style:style style:name="P60" style:family="paragraph" style:parent-style-name="Standard">
      <style:text-properties fo:font-variant="normal" fo:text-transform="none" fo:color="#202122" loext:opacity="100%" style:font-name="Liberation Serif" fo:font-size="15pt" fo:letter-spacing="normal" fo:font-style="normal" fo:font-weight="bold" officeooo:rsid="002229a8" officeooo:paragraph-rsid="002229a8" style:font-size-asian="15pt" style:font-weight-asian="bold" style:font-size-complex="15pt" style:font-weight-complex="bold"/>
    </style:style>
    <style:style style:name="P61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03fe9ab" style:font-size-asian="11pt" style:font-weight-asian="bold" style:font-size-complex="11pt" style:font-weight-complex="bold"/>
    </style:style>
    <style:style style:name="P62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03fe9ab" officeooo:paragraph-rsid="0230cb03" style:font-size-asian="11pt" style:font-weight-asian="bold" style:font-size-complex="11pt" style:font-weight-complex="bold"/>
    </style:style>
    <style:style style:name="P63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1f22fb" officeooo:paragraph-rsid="0230cb03" style:font-size-asian="11pt" style:font-weight-asian="bold" style:font-size-complex="11pt" style:font-weight-complex="bold"/>
    </style:style>
    <style:style style:name="P64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29fd7" officeooo:paragraph-rsid="0230cb03" style:font-size-asian="11pt" style:font-weight-asian="bold" style:font-size-complex="11pt" style:font-weight-complex="bold"/>
    </style:style>
    <style:style style:name="P65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464d0" officeooo:paragraph-rsid="0230cb03" style:font-size-asian="11pt" style:font-weight-asian="bold" style:font-size-complex="11pt" style:font-weight-complex="bold"/>
    </style:style>
    <style:style style:name="P66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bold" officeooo:rsid="0229e1fc" officeooo:paragraph-rsid="0230cb03" style:font-size-asian="11pt" style:font-weight-asian="bold" style:font-size-complex="11pt" style:font-weight-complex="bold"/>
    </style:style>
    <style:style style:name="P67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37d0bf" officeooo:paragraph-rsid="0037d0bf" style:font-size-asian="11pt" style:font-size-complex="11pt"/>
    </style:style>
    <style:style style:name="P68" style:family="paragraph" style:parent-style-name="Standard">
      <style:text-properties fo:font-variant="normal" fo:text-transform="none" fo:color="#202122" loext:opacity="100%" style:font-name="Liberation Serif" fo:font-size="11pt" fo:letter-spacing="normal" fo:font-style="normal" fo:font-weight="normal" officeooo:rsid="0037d0bf" officeooo:paragraph-rsid="0230cb03" style:font-size-asian="11pt" style:font-size-complex="11pt"/>
    </style:style>
    <style:style style:name="P69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paragraph-rsid="02147d8e" style:font-size-asian="10pt" style:font-style-asian="normal" style:font-weight-asian="normal" style:text-emphasize="none"/>
    </style:style>
    <style:style style:name="P70" style:family="paragraph" style:parent-style-name="Standard">
      <style:text-properties fo:font-variant="normal" fo:text-transform="none" fo:color="#202122" loext:opacity="100%" style:text-outline="false" style:text-line-through-style="none" style:text-line-through-type="none" style:font-name="Liberation Serif" fo:font-size="11pt" fo:letter-spacing="normal" fo:font-style="normal" fo:text-shadow="none" style:text-underline-style="none" fo:font-weight="normal" officeooo:rsid="021e1a09" officeooo:paragraph-rsid="021e1a09" style:font-size-asian="11pt" style:font-style-asian="normal" style:font-weight-asian="normal" style:font-size-complex="11pt" style:text-emphasize="none"/>
    </style:style>
    <style:style style:name="P71" style:family="paragraph" style:parent-style-name="Standard">
      <style:paragraph-properties fo:text-align="center" style:justify-single-word="false"/>
      <style:text-properties style:font-name="Liberation Mono" fo:font-size="24pt" fo:font-weight="bold" officeooo:rsid="01466d84" officeooo:paragraph-rsid="01466d84" style:font-size-asian="21pt" style:font-weight-asian="bold" style:font-size-complex="24pt" style:font-weight-complex="bold"/>
    </style:style>
    <style:style style:name="P72" style:family="paragraph" style:parent-style-name="Standard">
      <style:text-properties officeooo:paragraph-rsid="02147d8e"/>
    </style:style>
    <style:style style:name="P73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2e0a23" officeooo:paragraph-rsid="002e0a23" style:font-size-asian="12pt" style:font-size-complex="12pt"/>
    </style:style>
    <style:style style:name="P74" style:family="paragraph" style:parent-style-name="Standard" style:list-style-name="L1">
      <style:text-properties fo:font-variant="normal" fo:text-transform="none" fo:color="#202122" loext:opacity="100%" style:font-name="Liberation Serif" fo:font-size="12pt" fo:letter-spacing="normal" fo:font-style="normal" fo:font-weight="normal" officeooo:rsid="003318f5" officeooo:paragraph-rsid="002e0a23" style:font-size-asian="12pt" style:font-size-complex="12pt"/>
    </style:style>
    <style:style style:name="T1" style:family="text">
      <style:text-properties officeooo:rsid="001565e3"/>
    </style:style>
    <style:style style:name="T2" style:family="text">
      <style:text-properties fo:font-variant="normal" fo:text-transform="none" fo:color="#202122" loext:opacity="100%" fo:letter-spacing="normal" fo:font-style="normal"/>
    </style:style>
    <style:style style:name="T3" style:family="text">
      <style:text-properties fo:font-variant="normal" fo:text-transform="none" fo:color="#202122" loext:opacity="100%" fo:letter-spacing="normal" fo:font-style="normal" fo:font-weight="normal"/>
    </style:style>
    <style:style style:name="T4" style:family="text">
      <style:text-properties fo:font-variant="normal" fo:text-transform="none" fo:color="#202122" loext:opacity="100%" fo:letter-spacing="normal" fo:font-style="normal" fo:font-weight="normal" officeooo:rsid="001565e3"/>
    </style:style>
    <style:style style:name="T5" style:family="text">
      <style:text-properties fo:font-variant="normal" fo:text-transform="none" fo:color="#202122" loext:opacity="100%" fo:letter-spacing="normal" fo:font-style="normal" fo:font-weight="normal" officeooo:rsid="0215ffcb"/>
    </style:style>
    <style:style style:name="T6" style:family="text">
      <style:text-properties fo:font-variant="normal" fo:text-transform="none" fo:color="#202122" loext:opacity="100%" fo:letter-spacing="normal" fo:font-style="normal" fo:font-weight="normal" officeooo:rsid="021c43dc"/>
    </style:style>
    <style:style style:name="T7" style:family="text">
      <style:text-properties fo:font-variant="normal" fo:text-transform="none" fo:color="#202122" loext:opacity="100%" fo:letter-spacing="normal" fo:font-style="normal" officeooo:rsid="001565e3"/>
    </style:style>
    <style:style style:name="T8" style:family="text">
      <style:text-properties fo:font-variant="normal" fo:text-transform="none" fo:color="#202122" loext:opacity="100%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02122" loext:opacity="100%" fo:letter-spacing="normal" fo:font-style="normal" fo:font-weight="bold" officeooo:rsid="002e0a23" style:font-weight-asian="bold" style:font-weight-complex="bold"/>
    </style:style>
    <style:style style:name="T10" style:family="text">
      <style:text-properties fo:font-variant="normal" fo:text-transform="none" fo:color="#202122" loext:opacity="100%" fo:letter-spacing="normal" fo:font-style="normal" officeooo:rsid="00360cf9" style:font-size-asian="12pt"/>
    </style:style>
    <style:style style:name="T11" style:family="text">
      <style:text-properties fo:font-variant="normal" fo:text-transform="none" fo:color="#202122" loext:opacity="100%" fo:letter-spacing="normal" fo:font-style="normal" officeooo:rsid="00689970" style:font-size-asian="12pt"/>
    </style:style>
    <style:style style:name="T12" style:family="text">
      <style:text-properties fo:font-variant="normal" fo:text-transform="none" fo:color="#202122" loext:opacity="100%" fo:letter-spacing="normal" fo:font-style="normal" officeooo:rsid="002e0a23"/>
    </style:style>
    <style:style style:name="T13" style:family="text">
      <style:text-properties fo:font-variant="normal" fo:text-transform="none" fo:color="#202122" loext:opacity="100%" fo:letter-spacing="normal" fo:font-style="normal" officeooo:rsid="003053dd"/>
    </style:style>
    <style:style style:name="T14" style:family="text">
      <style:text-properties fo:font-variant="normal" fo:text-transform="none" fo:color="#202122" loext:opacity="100%" fo:letter-spacing="normal" fo:font-style="normal" officeooo:rsid="021d419a"/>
    </style:style>
    <style:style style:name="T15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style:font-size-asian="10pt" style:font-style-asian="normal" style:font-weight-asian="normal" style:text-emphasize="none"/>
    </style:style>
    <style:style style:name="T16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0pt" fo:letter-spacing="normal" fo:font-style="normal" fo:text-shadow="none" style:text-underline-style="none" fo:font-weight="normal" officeooo:rsid="001565e3" style:font-size-asian="10pt" style:font-style-asian="normal" style:font-weight-asian="normal" style:text-emphasize="none"/>
    </style:style>
    <style:style style:name="T17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18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officeooo:rsid="02147d8e" style:font-size-asian="11pt" style:font-style-asian="normal" style:font-weight-asian="normal" style:font-size-complex="11pt" style:text-emphasize="none"/>
    </style:style>
    <style:style style:name="T19" style:family="text">
      <style:text-properties fo:font-variant="normal" fo:text-transform="none" fo:color="#202122" loext:opacity="100%" style:text-outline="false" style:text-line-through-style="none" style:text-line-through-type="none" style:font-name="Liberation Sans" fo:font-size="11pt" fo:letter-spacing="normal" fo:font-style="normal" fo:text-shadow="none" style:text-underline-style="none" fo:font-weight="normal" officeooo:rsid="0215f072" style:font-size-asian="11pt" style:font-style-asian="normal" style:font-weight-asian="normal" style:font-size-complex="11pt" style:text-emphasize="none"/>
    </style:style>
    <style:style style:name="T20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464d0" style:font-style-asian="normal" style:font-weight-asian="normal" style:font-weight-complex="bold" style:text-emphasize="none"/>
    </style:style>
    <style:style style:name="T21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5b94f" style:font-style-asian="normal" style:font-weight-asian="normal" style:font-weight-complex="bold" style:text-emphasize="none"/>
    </style:style>
    <style:style style:name="T22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8a239" style:font-style-asian="normal" style:font-weight-asian="normal" style:font-weight-complex="bold" style:text-emphasize="none"/>
    </style:style>
    <style:style style:name="T23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9720" style:font-style-asian="normal" style:font-weight-asian="normal" style:font-weight-complex="bold" style:text-emphasize="none"/>
    </style:style>
    <style:style style:name="T24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normal" fo:text-shadow="none" style:text-underline-style="none" fo:font-weight="normal" officeooo:rsid="022aaf1a" style:font-style-asian="normal" style:font-weight-asian="normal" style:font-weight-complex="bold" style:text-emphasize="none"/>
    </style:style>
    <style:style style:name="T25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5b94f" style:font-style-asian="italic" style:font-weight-asian="normal" style:font-weight-complex="bold" style:text-emphasize="none"/>
    </style:style>
    <style:style style:name="T26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464d0" style:font-style-asian="italic" style:font-weight-asian="normal" style:font-weight-complex="bold" style:text-emphasize="none"/>
    </style:style>
    <style:style style:name="T27" style:family="text">
      <style:text-properties fo:font-variant="normal" fo:text-transform="none" fo:color="#202122" loext:opacity="100%" style:text-outline="false" style:text-line-through-style="none" style:text-line-through-type="none" fo:letter-spacing="normal" fo:font-style="italic" fo:text-shadow="none" style:text-underline-style="none" fo:font-weight="normal" officeooo:rsid="022f7537" style:font-style-asian="italic" style:font-weight-asian="normal" style:font-weight-complex="bold" style:text-emphasize="none"/>
    </style:style>
    <style:style style:name="T28" style:family="text">
      <style:text-properties officeooo:rsid="004f87f1"/>
    </style:style>
    <style:style style:name="T2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0" style:family="text">
      <style:text-properties officeooo:rsid="00d6fad5"/>
    </style:style>
    <style:style style:name="T31" style:family="text">
      <style:text-properties officeooo:rsid="0175b890"/>
    </style:style>
    <style:style style:name="T32" style:family="text">
      <style:text-properties officeooo:rsid="01760dcd"/>
    </style:style>
    <style:style style:name="T33" style:family="text">
      <style:text-properties style:font-name="Liberation Serif" fo:font-size="12pt" officeooo:rsid="00172d50" style:font-size-asian="12pt" style:font-size-complex="12pt"/>
    </style:style>
    <style:style style:name="T34" style:family="text">
      <style:text-properties style:font-name="Liberation Serif" fo:font-size="12pt" officeooo:rsid="0213e0fd" style:font-size-asian="12pt" style:font-size-complex="12pt"/>
    </style:style>
    <style:style style:name="T35" style:family="text">
      <style:text-properties style:font-name="Liberation Serif" fo:font-size="12pt" officeooo:rsid="001565e3" style:font-size-asian="12pt" style:font-size-complex="12pt"/>
    </style:style>
    <style:style style:name="T36" style:family="text">
      <style:text-properties officeooo:rsid="0215ffcb"/>
    </style:style>
    <style:style style:name="T37" style:family="text">
      <style:text-properties officeooo:rsid="0219df14"/>
    </style:style>
    <style:style style:name="T38" style:family="text">
      <style:text-properties officeooo:rsid="021d5f03"/>
    </style:style>
    <style:style style:name="T39" style:family="text">
      <style:text-properties style:text-outline="false" style:text-line-through-style="none" style:text-line-through-type="none" fo:text-shadow="none" style:text-underline-style="none" fo:font-weight="normal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text-shadow="none" style:text-underline-style="none" fo:font-weight="normal" officeooo:rsid="021e1a09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text-shadow="none" style:text-underline-style="none" fo:font-weight="normal" officeooo:rsid="0223f713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fo:text-shadow="none" style:text-underline-style="none" fo:font-weight="normal" officeooo:rsid="02202db3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fo:text-shadow="none" style:text-underline-style="none" fo:font-weight="normal" officeooo:rsid="0229e1fc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fo:text-shadow="none" style:text-underline-style="none" fo:font-weight="normal" officeooo:rsid="02229fd7" style:font-style-asian="normal" style:font-weight-asian="normal" style:text-emphasize="none"/>
    </style:style>
    <style:style style:name="T45" style:family="text">
      <style:text-properties officeooo:rsid="023763a4"/>
    </style:style>
    <style:style style:name="T46" style:family="text">
      <style:text-properties officeooo:rsid="023b787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pan text:style-name="T37">Eastern Empire</text:span> Language</text:p>
      <text:p text:style-name="P12"/>
      <text:p text:style-name="P12"/>
      <text:p text:style-name="P12"/>
      <text:p text:style-name="P12"/>
      <text:p text:style-name="P12">Phonetic Rules:</text:p>
      <text:p text:style-name="P1"/>
      <text:p text:style-name="P72"><text:span text:style-name="T33">“</text:span><text:span text:style-name="T34">Not Romanized</text:span><text:span text:style-name="T33">” Vocals: <text:s text:c="2"/></text:span><text:span text:style-name="T35"><text:s text:c="2"/></text:span><text:span text:style-name="T17">ɛ </text:span><text:span text:style-name="T18">(open e)</text:span><text:span text:style-name="T17"> <text:s text:c="3"/>ə </text:span><text:span text:style-name="T18">(schwa) <text:s text:c="3"/>ɒ</text:span><text:span text:style-name="T19"> (open o)</text:span></text:p>
      <text:p text:style-name="P69"/>
      <text:p text:style-name="P10">Every Word <text:span text:style-name="T45">longer than 2 syllables, </text:span>must end with a vocal (if we write nothing, we imply the <text:span text:style-name="T15">ə</text:span>)</text:p>
      <text:p text:style-name="P10"/>
      <text:p text:style-name="P11">No Word can start with “<text:span text:style-name="T46">h</text:span>”, “<text:span text:style-name="T46">y</text:span>” <text:span text:style-name="T46">or “w”</text:span> sound (voiceless glottal fricative)</text:p>
      <text:p text:style-name="P1"/>
      <text:p text:style-name="P2"><text:span text:style-name="T29">Stress</text:span>: </text:p>
      <text:p text:style-name="P2"/>
      <text:p text:style-name="P8">on the second to last syllable, unless the third to last syllable is long</text:p>
      <text:p text:style-name="P3">akat<text:span text:style-name="T15">ə</text:span> → <text:span text:style-name="T36">a</text:span>-<text:span text:style-name="T36">KA</text:span>-t<text:span text:style-name="T15">ə</text:span></text:p>
      <text:p text:style-name="P9"><text:span text:style-name="T6">a:</text:span><text:span text:style-name="T1">k</text:span><text:span text:style-name="T5">a</text:span><text:span text:style-name="T4">t</text:span><text:span text:style-name="T16">ə</text:span><text:span text:style-name="T4"> → </text:span><text:span text:style-name="T5">A</text:span><text:span text:style-name="T4">-</text:span><text:span text:style-name="T5">ka</text:span><text:span text:style-name="T4">-t</text:span><text:span text:style-name="T16">ə</text:span></text:p>
      <text:p text:style-name="P18"/>
      <text:p text:style-name="P18"/>
      <text:p text:style-name="P18"/>
      <text:p text:style-name="P16"><text:span text:style-name="T7">D</text:span><text:span text:style-name="T2">ictionary:</text:span></text:p>
      <text:p text:style-name="P19"/>
      <text:p text:style-name="P4"><text:span text:style-name="T8">Pronouns</text:span><text:span text:style-name="T3">:</text:span></text:p>
      <text:p text:style-name="P21"/>
      <text:p text:style-name="P62"><text:span text:style-name="T39">ɛ</text:span><text:span text:style-name="T40">i<text:tab/><text:tab/>→<text:tab/>I/me</text:span></text:p>
      <text:p text:style-name="P63"><text:span text:style-name="T41">P</text:span><text:span text:style-name="T39">a<text:tab/><text:tab/>→<text:tab/>You </text:span><text:span text:style-name="T42">(Singular)</text:span></text:p>
      <text:p text:style-name="P64"><text:span text:style-name="T42">N</text:span><text:span text:style-name="T39">i<text:tab/><text:tab/>→<text:tab/>He</text:span></text:p>
      <text:p text:style-name="P64"><text:span text:style-name="T39">Nɛ<text:tab/><text:tab/>→<text:tab/></text:span><text:span text:style-name="T41">She</text:span></text:p>
      <text:p text:style-name="P65"><text:span text:style-name="T39">Do</text:span><text:span text:style-name="T43">i</text:span><text:span text:style-name="T39"><text:tab/><text:tab/>→<text:tab/>We/Us </text:span><text:span text:style-name="T43">(All Male or General)</text:span></text:p>
      <text:p text:style-name="P66"><text:span text:style-name="T39">Do</text:span><text:span text:style-name="T44"><text:tab/><text:tab/>→<text:tab/></text:span><text:span text:style-name="T39">We/Use (All Female)</text:span></text:p>
      <text:p text:style-name="P17"><text:span text:style-name="T20">Ro</text:span><text:span text:style-name="T23">i</text:span><text:span text:style-name="T20"><text:tab/><text:tab/>→<text:tab/>You (Plural, </text:span><text:span text:style-name="T23">All Male or General</text:span><text:span text:style-name="T20">)</text:span></text:p>
      <text:p text:style-name="P17"><text:span text:style-name="T20">Ro<text:tab/><text:tab/>→<text:tab/>You (Plural, </text:span><text:span text:style-name="T23">All </text:span><text:span text:style-name="T24">Female</text:span><text:span text:style-name="T20">)</text:span></text:p>
      <text:p text:style-name="P17"><text:span text:style-name="T25">Sci</text:span><text:span text:style-name="T21">ə</text:span><text:span text:style-name="T25">h</text:span><text:span text:style-name="T27">a</text:span><text:span text:style-name="T25"> (</text:span><text:span text:style-name="T26">ʃ</text:span><text:span text:style-name="T20">əha</text:span><text:span text:style-name="T21">)<text:tab/></text:span><text:span text:style-name="T20">→<text:tab/></text:span><text:span text:style-name="T22">They/Them</text:span></text:p>
      <text:p text:style-name="P68"/>
      <text:p text:style-name="P20"/>
      <text:p text:style-name="P5"><text:span text:style-name="T8">Nouns</text:span><text:span text:style-name="T3">:</text:span></text:p>
      <text:p text:style-name="P33"/>
      <text:p text:style-name="P59">Root Words:</text:p>
      <text:p text:style-name="P61"/>
      <text:p text:style-name="P70"/>
      <text:p text:style-name="P67"/>
      <text:p text:style-name="P59">Derived Words:</text:p>
      <text:p text:style-name="P32"/>
      <text:p text:style-name="P32"/>
      <text:p text:style-name="P52"><text:span text:style-name="T28">Numbers</text:span>:</text:p>
      <text:p text:style-name="P52"/>
      <text:p text:style-name="P56">Cardinal Numbers:</text:p>
      <text:p text:style-name="P52"/>
      <text:p text:style-name="P38"/>
      <text:p text:style-name="P30"><text:tab/></text:p>
      <text:p text:style-name="P57"><text:span text:style-name="T30">Ordinal</text:span> Numbers:</text:p>
      <text:p text:style-name="P26"><text:soft-page-break/></text:p>
      <text:p text:style-name="P37"/>
      <text:p text:style-name="P36"/>
      <text:p text:style-name="P51"/>
      <text:p text:style-name="P45"/>
      <text:p text:style-name="P23"/>
      <text:p text:style-name="P7"><text:span text:style-name="T8">Verbs</text:span><text:span text:style-name="T3">:</text:span></text:p>
      <text:p text:style-name="P22"/>
      <text:p text:style-name="P58">Root Words:</text:p>
      <text:p text:style-name="P39"/>
      <text:p text:style-name="P35"/>
      <text:p text:style-name="P34"/>
      <text:p text:style-name="P31"/>
      <text:p text:style-name="P58">Derived Words:</text:p>
      <text:p text:style-name="P40"/>
      <text:p text:style-name="P27"/>
      <text:p text:style-name="P27"/>
      <text:p text:style-name="P6"><text:span text:style-name="T9">Adjectives</text:span><text:span text:style-name="T3">:</text:span></text:p>
      <text:p text:style-name="P22"/>
      <text:p text:style-name="P47"/>
      <text:p text:style-name="P46"/>
      <text:p text:style-name="P44"/>
      <text:p text:style-name="P24"/>
      <text:p text:style-name="P53">Adverbs <text:span text:style-name="T32">and </text:span><text:span text:style-name="T31">Prepositions</text:span>:</text:p>
      <text:p text:style-name="P53"/>
      <text:p text:style-name="P54"/>
      <text:p text:style-name="P22"/>
      <text:p text:style-name="P60">Syntax:</text:p>
      <text:p text:style-name="P55"/>
      <text:p text:style-name="P13"><text:span text:style-name="T13">Word Order: </text:span><text:span text:style-name="T2">Subject </text:span><text:span text:style-name="T14">Verb</text:span><text:span text:style-name="T2"> </text:span><text:span text:style-name="T14">Object</text:span></text:p>
      <text:p text:style-name="P25"/>
      <text:p text:style-name="P28"/>
      <text:p text:style-name="P29">Summary:</text:p>
      <text:list xml:id="list3376730564" text:style-name="L1">
        <text:list-item>
          <text:p text:style-name="P73">Default Word Order: S <text:span text:style-name="T38">V O</text:span></text:p>
          <text:p text:style-name="P74"/>
        </text:list-item>
      </text:list>
      <text:p text:style-name="P29"/>
      <text:p text:style-name="P29"/>
      <text:p text:style-name="P15"><text:span text:style-name="T12">Grammar</text:span><text:span text:style-name="T2">:</text:span></text:p>
      <text:p text:style-name="P43"/>
      <text:p text:style-name="P50"/>
      <text:p text:style-name="P42"/>
      <text:p text:style-name="P42"/>
      <text:p text:style-name="P14"><text:span text:style-name="T11">Culture</text:span><text:span text:style-name="T10">:</text:span></text:p>
      <text:p text:style-name="P41"/>
      <text:p text:style-name="P48">Every Word that is marked with EIC (Explained in Culture) will be Explained here</text:p>
      <text:p text:style-name="P4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8T19:34:44.061000000</dc:date>
    <meta:editing-duration>PT12H13M31S</meta:editing-duration>
    <meta:editing-cycles>507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40" meta:word-count="164" meta:character-count="914" meta:non-whitespace-character-count="770"/>
  </office:meta>
</office:document-meta>
</file>